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2f6d8b" officeooo:paragraph-rsid="000125e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416da" officeooo:paragraph-rsid="001416da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normal" officeooo:rsid="002f6d8b" officeooo:paragraph-rsid="000125e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paragraph-rsid="000125e3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2f27d6" officeooo:paragraph-rsid="002f27d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fdc2a" officeooo:paragraph-rsid="002fdc2a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weight="bold" officeooo:rsid="000c1144" officeooo:paragraph-rsid="000125e3" style:font-weight-asian="bold" style:font-weight-complex="bold"/>
    </style:style>
    <style:style style:name="P8" style:family="paragraph" style:parent-style-name="Standard">
      <style:text-properties fo:font-weight="bold" officeooo:rsid="000c1144" officeooo:paragraph-rsid="001aef63" style:font-weight-asian="bold" style:font-weight-complex="bold"/>
    </style:style>
    <style:style style:name="P9" style:family="paragraph" style:parent-style-name="Standard">
      <style:text-properties fo:font-weight="bold" officeooo:rsid="002dbe9b" officeooo:paragraph-rsid="000125e3" style:font-weight-asian="bold" style:font-weight-complex="bold"/>
    </style:style>
    <style:style style:name="P10" style:family="paragraph" style:parent-style-name="Standard">
      <style:text-properties fo:font-weight="bold" officeooo:rsid="002de30f" officeooo:paragraph-rsid="000125e3" style:font-weight-asian="bold" style:font-weight-complex="bold"/>
    </style:style>
    <style:style style:name="P11" style:family="paragraph" style:parent-style-name="Standard">
      <style:text-properties fo:font-weight="bold" officeooo:rsid="0007b678" officeooo:paragraph-rsid="0007b678" style:font-weight-asian="bold" style:font-weight-complex="bold"/>
    </style:style>
    <style:style style:name="P12" style:family="paragraph" style:parent-style-name="Standard">
      <style:text-properties fo:font-weight="bold" officeooo:rsid="00097fd3" officeooo:paragraph-rsid="00097fd3" style:font-weight-asian="bold" style:font-weight-complex="bold"/>
    </style:style>
    <style:style style:name="P13" style:family="paragraph" style:parent-style-name="Standard">
      <style:text-properties fo:font-weight="bold" officeooo:rsid="000ca123" officeooo:paragraph-rsid="000ca123" style:font-weight-asian="bold" style:font-weight-complex="bold"/>
    </style:style>
    <style:style style:name="P14" style:family="paragraph" style:parent-style-name="Standard">
      <style:text-properties fo:font-weight="bold" officeooo:rsid="000e4ae1" officeooo:paragraph-rsid="000e4ae1" style:font-weight-asian="bold" style:font-weight-complex="bold"/>
    </style:style>
    <style:style style:name="P15" style:family="paragraph" style:parent-style-name="Standard">
      <style:text-properties fo:font-weight="bold" officeooo:rsid="00104334" officeooo:paragraph-rsid="00104334" style:font-weight-asian="bold" style:font-weight-complex="bold"/>
    </style:style>
    <style:style style:name="P16" style:family="paragraph" style:parent-style-name="Standard">
      <style:text-properties fo:font-weight="bold" officeooo:rsid="0011e22f" officeooo:paragraph-rsid="0011e22f" style:font-weight-asian="bold" style:font-weight-complex="bold"/>
    </style:style>
    <style:style style:name="P17" style:family="paragraph" style:parent-style-name="Standard">
      <style:text-properties fo:font-weight="bold" officeooo:rsid="00146517" officeooo:paragraph-rsid="00146517" style:font-weight-asian="bold" style:font-weight-complex="bold"/>
    </style:style>
    <style:style style:name="P18" style:family="paragraph" style:parent-style-name="Standard">
      <style:text-properties fo:font-weight="bold" officeooo:rsid="00146517" officeooo:paragraph-rsid="00165aca" style:font-weight-asian="bold" style:font-weight-complex="bold"/>
    </style:style>
    <style:style style:name="P19" style:family="paragraph" style:parent-style-name="Standard">
      <style:text-properties fo:font-weight="bold" officeooo:rsid="0001ca63" officeooo:paragraph-rsid="0032506e" style:font-weight-asian="bold" style:font-weight-complex="bold"/>
    </style:style>
    <style:style style:name="P20" style:family="paragraph" style:parent-style-name="Standard">
      <style:text-properties fo:font-weight="normal" officeooo:rsid="001c1f56" officeooo:paragraph-rsid="001c1f56" style:font-weight-asian="normal" style:font-weight-complex="normal"/>
    </style:style>
    <style:style style:name="P21" style:family="paragraph" style:parent-style-name="Standard">
      <style:text-properties fo:font-weight="normal" officeooo:rsid="001ca042" officeooo:paragraph-rsid="001ca042" style:font-weight-asian="normal" style:font-weight-complex="normal"/>
    </style:style>
    <style:style style:name="P22" style:family="paragraph" style:parent-style-name="Standard">
      <style:text-properties fo:font-weight="normal" officeooo:rsid="001e37b9" officeooo:paragraph-rsid="001e37b9" style:font-weight-asian="normal" style:font-weight-complex="normal"/>
    </style:style>
    <style:style style:name="P23" style:family="paragraph" style:parent-style-name="Standard">
      <style:text-properties fo:font-weight="normal" officeooo:rsid="0020aa47" officeooo:paragraph-rsid="0020aa47" style:font-weight-asian="normal" style:font-weight-complex="normal"/>
    </style:style>
    <style:style style:name="P24" style:family="paragraph" style:parent-style-name="Standard">
      <style:text-properties fo:font-weight="normal" officeooo:rsid="0023f29c" officeooo:paragraph-rsid="0023f29c" style:font-weight-asian="normal" style:font-weight-complex="normal"/>
    </style:style>
    <style:style style:name="P25" style:family="paragraph" style:parent-style-name="Standard">
      <style:text-properties fo:font-weight="normal" officeooo:rsid="00258467" officeooo:paragraph-rsid="00258467" style:font-weight-asian="normal" style:font-weight-complex="normal"/>
    </style:style>
    <style:style style:name="P26" style:family="paragraph" style:parent-style-name="Standard">
      <style:text-properties fo:font-weight="normal" officeooo:rsid="00291fcb" officeooo:paragraph-rsid="00291fcb" style:font-weight-asian="normal" style:font-weight-complex="normal"/>
    </style:style>
    <style:style style:name="P27" style:family="paragraph" style:parent-style-name="Standard">
      <style:text-properties fo:font-weight="normal" officeooo:rsid="002c9ce7" officeooo:paragraph-rsid="002c9ce7" style:font-weight-asian="normal" style:font-weight-complex="normal"/>
    </style:style>
    <style:style style:name="P28" style:family="paragraph" style:parent-style-name="Standard">
      <style:text-properties style:font-name="Liberation Serif" fo:font-size="12pt" fo:font-weight="bold" officeooo:rsid="002f6d8b" officeooo:paragraph-rsid="000125e3" style:font-size-asian="12pt" style:font-weight-asian="bold" style:font-size-complex="12pt" style:font-weight-complex="bold"/>
    </style:style>
    <style:style style:name="P29" style:family="paragraph" style:parent-style-name="Standard">
      <style:text-properties fo:font-weight="bold" officeooo:rsid="002de30f" officeooo:paragraph-rsid="000125e3" style:font-weight-asian="bold" style:font-weight-complex="bold"/>
    </style:style>
    <style:style style:name="T1" style:family="text">
      <style:text-properties officeooo:rsid="000b52f0"/>
    </style:style>
    <style:style style:name="T2" style:family="text">
      <style:text-properties officeooo:rsid="000d0a8f"/>
    </style:style>
    <style:style style:name="T3" style:family="text">
      <style:text-properties officeooo:rsid="0012b459"/>
    </style:style>
    <style:style style:name="T4" style:family="text">
      <style:text-properties officeooo:rsid="001300b5"/>
    </style:style>
    <style:style style:name="T5" style:family="text">
      <style:text-properties officeooo:rsid="001507a4"/>
    </style:style>
    <style:style style:name="T6" style:family="text">
      <style:text-properties officeooo:rsid="00165aca"/>
    </style:style>
    <style:style style:name="T7" style:family="text">
      <style:text-properties officeooo:rsid="00182051"/>
    </style:style>
    <style:style style:name="T8" style:family="text">
      <style:text-properties officeooo:rsid="001aef63"/>
    </style:style>
    <style:style style:name="T9" style:family="text">
      <style:text-properties officeooo:rsid="001e1458"/>
    </style:style>
    <style:style style:name="T10" style:family="text">
      <style:text-properties officeooo:rsid="001e5a79"/>
    </style:style>
    <style:style style:name="T11" style:family="text">
      <style:text-properties officeooo:rsid="00217b9b"/>
    </style:style>
    <style:style style:name="T12" style:family="text">
      <style:text-properties officeooo:rsid="0027a49b"/>
    </style:style>
    <style:style style:name="T13" style:family="text">
      <style:text-properties officeooo:rsid="002cf26c"/>
    </style:style>
    <style:style style:name="T14" style:family="text">
      <style:text-properties officeooo:rsid="0031743f"/>
    </style:style>
    <style:style style:name="T15" style:family="text">
      <style:text-properties officeooo:rsid="001c29db"/>
    </style:style>
    <style:style style:name="T16" style:family="text">
      <style:text-properties officeooo:rsid="0032506e"/>
    </style:style>
    <style:style style:name="T17" style:family="text">
      <style:text-properties officeooo:rsid="0032eafb"/>
    </style:style>
    <style:style style:name="T18" style:family="text">
      <style:text-properties officeooo:rsid="0034406b"/>
    </style:style>
    <style:style style:name="T19" style:family="text">
      <style:text-properties officeooo:rsid="0035a4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9">Linux <text:span text:style-name="T15">System Administrator - </text:span><text:span text:style-name="T19">703</text:span></text:p>
      <text:p text:style-name="P7"/>
      <text:p text:style-name="P9">Laboratório <text:span text:style-name="T16">2 - Respsotas</text:span></text:p>
      <text:p text:style-name="P10"/>
      <text:p text:style-name="P7"/>
      <text:p text:style-name="P8">1) <text:span text:style-name="T8">Listar o diretorio raiz recursivamente.</text:span></text:p>
      <text:p text:style-name="P8"/>
      <text:p text:style-name="P20">ls -R /</text:p>
      <text:p text:style-name="P7"/>
      <text:p text:style-name="P11">2) Abra o manual do comando ls.</text:p>
      <text:p text:style-name="P11"/>
      <text:p text:style-name="P21"><text:span text:style-name="T9">m</text:span>an ls</text:p>
      <text:p text:style-name="P11"/>
      <text:p text:style-name="P12">3) <text:span text:style-name="T1">Volte ao diretório anterior usando caminho relativo.</text:span></text:p>
      <text:p text:style-name="P12"/>
      <text:p text:style-name="P22"><text:span text:style-name="T10">c</text:span>d -</text:p>
      <text:p text:style-name="P12"/>
      <text:p text:style-name="P13">4) <text:span text:style-name="T2">Procure todos os manuais com a palavra copy.</text:span></text:p>
      <text:p text:style-name="P13"/>
      <text:p text:style-name="P23"><text:span text:style-name="T11">a</text:span>propos copy</text:p>
      <text:p text:style-name="P13"/>
      <text:p text:style-name="P14">5) Limpe a tela do terminal.</text:p>
      <text:p text:style-name="P14"/>
      <text:p text:style-name="P24">clear</text:p>
      <text:p text:style-name="P14"/>
      <text:p text:style-name="P15">6) Liste o diretório que contém as páginas de manuais do man.</text:p>
      <text:p text:style-name="P15"/>
      <text:p text:style-name="P25">ls /usr/share/<text:span text:style-name="T12">man</text:span></text:p>
      <text:p text:style-name="P15"/>
      <text:p text:style-name="P18">7) <text:span text:style-name="T6">Crie um sym link com nome teste para o diretório tmp.</text:span></text:p>
      <text:p text:style-name="P17"/>
      <text:p text:style-name="P26">ln -s /tmp teste</text:p>
      <text:p text:style-name="P17"/>
      <text:p text:style-name="P17">8) <text:span text:style-name="T5">Acesse o diretório usr.</text:span></text:p>
      <text:p text:style-name="P15"/>
      <text:p text:style-name="P27"><text:span text:style-name="T13">c</text:span>d /usr</text:p>
      <text:p text:style-name="P15"/>
      <text:p text:style-name="P16"><text:span text:style-name="T4">9</text:span>) <text:span text:style-name="T3">Exiba a localização do comando cp.</text:span></text:p>
      <text:p text:style-name="P4"/>
      <text:p text:style-name="P5">which cp</text:p>
      <text:p text:style-name="P4"/>
      <text:p text:style-name="P2">10) <text:span text:style-name="T7">Faça com que o sistema seja reiniciado em 60 minutos.</text:span></text:p>
      <text:p text:style-name="P4"/>
      <text:p text:style-name="P6"><text:span text:style-name="T14">s</text:span>hutdown -<text:span text:style-name="T18">h now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3:28.118676747</meta:creation-date>
    <dc:date>2021-04-11T18:49:54.978320493</dc:date>
    <meta:editing-duration>PT14M32S</meta:editing-duration>
    <meta:editing-cycles>53</meta:editing-cycles>
    <meta:generator>LibreOffice/7.1.1.2$Linux_X86_64 LibreOffice_project/10$Build-2</meta:generator>
    <meta:document-statistic meta:table-count="0" meta:image-count="0" meta:object-count="0" meta:page-count="1" meta:paragraph-count="22" meta:word-count="115" meta:character-count="594" meta:non-whitespace-character-count="501"/>
  </office:meta>
</office:document-meta>
</file>